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curityManager.getUserManag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incipalProvider.SimplePrincipalProvi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PrincipalProvider.findPrincipals( String simpleFilter , int search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PrincipalProvider.getPrincipal( String princip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ecurityManager.getAccessManager( Session session , AMContext a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Principal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curityManager.dispos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incipalProvider.canReadPrincipal( Session session ,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incipalProvider.getPrincipals( int search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SecurityManag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curityManager.init( Repository repository , Session systemSess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impleSecurity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curityManager.getUserID( Subject su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SecurityManager.getAuthContext( Credentials creds ,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incipalProvider.init( Propertie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PrincipalProvider.findPrincipals( String simpl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curityManager.getPrincipalManager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PrincipalProvider.getGroupMembership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